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dash" draw:stroke-dash="Dashed_20__28_var_29_" draw:fill-color="#ff9966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579d1c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/>
    </style:style>
    <style:style style:name="gr11" style:family="graphic" style:parent-style-name="standard">
      <style:graphic-properties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draw:shadow="visible" draw:shadow-offset-x="0.1cm" draw:shadow-offset-y="0.1cm"/>
    </style:style>
    <style:style style:name="gr14" style:family="graphic" style:parent-style-name="standard">
      <style:graphic-properties draw:fill-color="#ffff99" draw:opacity="100%" draw:textarea-horizontal-align="justify" draw:textarea-vertical-align="middle" draw:auto-grow-height="false" draw:shadow="visible" draw:shadow-offset-x="0.1cm" draw:shadow-offset-y="0.1cm" draw:shadow-opacity="100%"/>
    </style:style>
    <style:style style:name="gr15" style:family="graphic" style:parent-style-name="standard">
      <style:graphic-properties draw:stroke="dash" draw:stroke-dash="Fine_20_Dashed_20__28_var_29_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536cm" svg:height="6.426cm" svg:x="7.867cm" svg:y="13.796cm">
          <text:p text:style-name="P1"><text:span text:style-name="T1">Major Cycle</text:span></text:p>
          <text:p text:style-name="P1"><text:span text:style-name="T1">1 iteration</text:span>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.5cm" svg:height="2cm" svg:x="0.495cm" svg:y="4.1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2" xml:id="id1" draw:id="id1" draw:layer="layout" svg:width="5cm" svg:height="3.429cm" svg:x="0.31cm" svg:y="9.456cm">
          <text:p text:style-name="P1"><text:span text:style-name="T2">Sliding </text:span></text:p>
          <text:p text:style-name="P1"><text:span text:style-name="T2">Window</text:span></text:p>
          <text:p text:style-name="P1"><text:span text:style-name="T2"><text:s/></text:span><text:span text:style-name="T2">Median Norm</text:span></text:p>
          <text:p text:style-name="P1"><text:span text:style-name="T2">Filter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4" draw:text-style-name="P3" draw:layer="layout" svg:width="5.271cm" svg:height="3.057cm" svg:x="4.241cm" svg:y="1.13cm">
          <text:p text:style-name="P1"><text:span text:style-name="T2">Initial Calibration</text:span></text:p>
          <text:p text:style-name="P1"><text:span text:style-name="T2">To</text:span></text:p>
          <text:p text:style-name="P1"><text:span text:style-name="T2">Convergenc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2" draw:layer="layout" svg:width="4.241cm" svg:height="3.232cm" svg:x="17.622cm" svg:y="17.668cm">
          <text:p text:style-name="P1"><text:span text:style-name="T2">Calibrated</text:span></text:p>
          <text:p text:style-name="P1"><text:span text:style-name="T2">Visibilities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6" draw:text-style-name="P1" draw:layer="layout" svg:x1="12.04cm" svg:y1="11.732cm" svg:x2="12.04cm" svg:y2="13.674cm" svg:d="m12040 11732v1942">
          <text:p/>
        </draw:connector>
        <draw:connector draw:style-name="gr6" draw:text-style-name="P1" draw:layer="layout" svg:x1="5.31cm" svg:y1="11.171cm" svg:x2="9.372cm" svg:y2="11.143cm" draw:start-shape="id1" draw:start-glue-point="7" draw:end-shape="id2" draw:end-glue-point="3" svg:d="m5310 11171h2032v-28h2030">
          <text:p/>
        </draw:connector>
        <draw:custom-shape draw:style-name="gr7" draw:text-style-name="P2" draw:layer="layout" svg:width="6.157cm" svg:height="5.931cm" svg:x="18.244cm" svg:y="5.603cm">
          <text:p text:style-name="P1"><text:span text:style-name="T2">Calibration</text:span></text:p>
          <text:p text:style-name="P1"><text:span text:style-name="T2">Solution </text:span></text:p>
          <text:p text:style-name="P1"><text:span text:style-name="T2">Memory</text:span></text:p>
          <text:p text:style-name="P1"><text:span text:style-name="T2">poo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" draw:text-style-name="P1" draw:layer="layout" svg:x1="18.244cm" svg:y1="8.494cm" svg:x2="19.783cm" svg:y2="8.494cm">
          <text:p/>
        </draw:line>
        <draw:line draw:style-name="gr8" draw:text-style-name="P1" draw:layer="layout" svg:x1="22.862cm" svg:y1="8.494cm" svg:x2="24.401cm" svg:y2="8.494cm">
          <text:p/>
        </draw:line>
        <draw:line draw:style-name="gr8" draw:text-style-name="P1" draw:layer="layout" svg:x1="21.323cm" svg:y1="5.603cm" svg:x2="21.323cm" svg:y2="7.086cm">
          <text:p/>
        </draw:line>
        <draw:line draw:style-name="gr8" draw:text-style-name="P1" draw:layer="layout" svg:x1="21.323cm" svg:y1="10.051cm" svg:x2="21.323cm" svg:y2="11.534cm">
          <text:p/>
        </draw:line>
        <draw:line draw:style-name="gr8" draw:text-style-name="P1" draw:layer="layout" svg:x1="19.073cm" svg:y1="10.599cm" svg:x2="20.245cm" svg:y2="9.606cm">
          <text:p/>
        </draw:line>
        <draw:line draw:style-name="gr8" draw:text-style-name="P1" draw:layer="layout" svg:x1="22.4cm" svg:y1="7.457cm" svg:x2="23.476cm" svg:y2="6.416cm">
          <text:p/>
        </draw:line>
        <draw:line draw:style-name="gr8" draw:text-style-name="P1" draw:layer="layout" svg:x1="19.093cm" svg:y1="6.53cm" svg:x2="20.224cm" svg:y2="7.505cm">
          <text:p/>
        </draw:line>
        <draw:line draw:style-name="gr8" draw:text-style-name="P1" draw:layer="layout" svg:x1="22.465cm" svg:y1="9.625cm" svg:x2="23.635cm" svg:y2="10.6cm">
          <text:p/>
        </draw:line>
        <draw:custom-shape draw:style-name="gr9" draw:text-style-name="P1" draw:layer="layout" svg:width="1.231cm" svg:height="1.717cm" svg:x="20.703cm" svg:y="11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6.026cm" svg:height="2.593cm" svg:x="17.943cm" svg:y="13.778cm">
          <text:p text:style-name="P1"><text:span text:style-name="T2">Goodness</text:span></text:p>
          <text:p text:style-name="P1"><text:span text:style-name="T2">Of</text:span></text:p>
          <text:p text:style-name="P1"><text:span text:style-name="T2">solu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" draw:layer="layout" svg:width="0.843cm" svg:height="0.97cm" svg:x="19.304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3.078cm" svg:height="2.559cm" draw:transform="rotate (-1.57079632679579) translate (26.482cm 13.638cm)">
          <text:p/>
          <draw:enhanced-geometry svg:viewBox="0 0 144 122" draw:mirror-vertical="false" draw:mirror-horizontal="fals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9" draw:text-style-name="P1" draw:layer="layout" svg:width="1.231cm" svg:height="1.717cm" svg:x="11.304cm" svg:y="8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4" draw:layer="layout" svg:width="4.668cm" svg:height="1.513cm" svg:x="23.366cm" svg:y="11.96cm">
          <draw:text-box>
            <text:p><text:span text:style-name="T3">Gain Solutions:</text:span></text:p>
            <text:p><text:span text:style-name="T2">To memory pool</text:span></text:p>
          </draw:text-box>
        </draw:frame>
        <draw:custom-shape draw:style-name="gr13" draw:text-style-name="P5" xml:id="id2" draw:id="id2" draw:layer="layout" svg:width="5.502cm" svg:height="2.826cm" svg:x="9.372cm" svg:y="9.73cm">
          <text:p text:style-name="P1"><text:span text:style-name="T4">Model source </text:span></text:p>
          <text:p text:style-name="P1"><text:span text:style-name="T4">Position </text:span></text:p>
          <text:p text:style-name="P1"><text:span text:style-name="T4">Esti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5.726cm" svg:height="2.826cm" svg:x="9.045cm" svg:y="5.204cm">
          <text:p text:style-name="P1"><text:span text:style-name="T4">Gain solutions</text:span></text:p>
          <text:p text:style-name="P1"><text:span text:style-name="T4">From</text:span></text:p>
          <text:p text:style-name="P1"><text:span text:style-name="T4">Previous timesl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4.656cm" svg:height="2.801cm" svg:x="9.718cm" svg:y="16.556cm">
          <text:p text:style-name="P1"><text:span text:style-name="T1">Minor Cycle</text:span></text:p>
          <text:p text:style-name="P1"><text:span text:style-name="T1">1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.745cm" svg:y1="6.002cm" svg:x2="2.81cm" svg:y2="9.456cm" draw:start-shape="id3" draw:start-glue-point="6" draw:end-shape="id1" draw:end-glue-point="4" svg:d="m1745 6002v1805h1065v1649">
          <text:p/>
        </draw:connector>
        <draw:custom-shape draw:style-name="gr9" draw:text-style-name="P1" draw:layer="layout" svg:width="1.231cm" svg:height="1.717cm" draw:transform="rotate (1.5707963267946) translate (16.162cm 15.676cm)">
          <text:p/>
          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5" draw:layer="layout" svg:width="5.726cm" svg:height="2.826cm" svg:x="22.045cm" svg:y="17.404cm">
          <text:p text:style-name="P1"><text:span text:style-name="T4">Gain solutions</text:span></text:p>
          <text:p text:style-name="P1"><text:span text:style-name="T4">To</text:span></text:p>
          <text:p text:style-name="P1"><text:span text:style-name="T4">Next Time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" draw:layer="layout" svg:x1="6.783cm" svg:y1="11.119cm" svg:x2="6.814cm" svg:y2="4.158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eyush Prasad</meta:initial-creator>
    <meta:creation-date>2013-11-30T11:03:45</meta:creation-date>
    <meta:editing-duration>PT2M7S</meta:editing-duration>
    <meta:editing-cycles>3</meta:editing-cycles>
    <dc:date>2013-11-30T11:08:23</dc:date>
    <dc:creator>Peeyush Prasad</dc:creator>
    <meta:generator>OpenOffice.org/3.3$Unix OpenOffice.org_project/330m20$Build-9567</meta:generator>
    <meta:document-statistic meta:object-count="52"/>
  </office:meta>
</office:document-meta>
</file>